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b04d" officeooo:paragraph-rsid="0092b04d"/>
    </style:style>
    <style:style style:name="P23" style:family="paragraph" style:parent-style-name="Subtitle">
      <style:text-properties officeooo:rsid="0092b04d" officeooo:paragraph-rsid="0092b04d"/>
    </style:style>
    <style:style style:name="P24" style:family="paragraph" style:parent-style-name="Text_20_body">
      <style:text-properties officeooo:rsid="00ac7b26" officeooo:paragraph-rsid="00ac7b26"/>
    </style:style>
    <style:style style:name="P25" style:family="paragraph" style:parent-style-name="Text_20_body">
      <style:text-properties officeooo:rsid="0073d5f4" officeooo:paragraph-rsid="0073d5f4"/>
    </style:style>
    <style:style style:name="P26" style:family="paragraph" style:parent-style-name="Text_20_body">
      <style:text-properties officeooo:paragraph-rsid="00730e89"/>
    </style:style>
    <style:style style:name="P27" style:family="paragraph" style:parent-style-name="Text_20_body">
      <style:text-properties officeooo:rsid="007022e9" officeooo:paragraph-rsid="007022e9"/>
    </style:style>
    <style:style style:name="P28" style:family="paragraph" style:parent-style-name="Text_20_body">
      <style:text-properties officeooo:paragraph-rsid="0060d13e"/>
    </style:style>
    <style:style style:name="P29" style:family="paragraph" style:parent-style-name="Text_20_body">
      <style:text-properties officeooo:rsid="00985767" officeooo:paragraph-rsid="00985767"/>
    </style:style>
    <style:style style:name="P30" style:family="paragraph" style:parent-style-name="Text_20_body">
      <style:text-properties officeooo:rsid="00a0b10b" officeooo:paragraph-rsid="00a0b10b"/>
    </style:style>
    <style:style style:name="P31" style:family="paragraph" style:parent-style-name="Text_20_body">
      <style:text-properties officeooo:rsid="00a7bf08" officeooo:paragraph-rsid="00a7bf08"/>
    </style:style>
    <style:style style:name="P32" style:family="paragraph" style:parent-style-name="Text_20_body">
      <style:text-properties officeooo:rsid="00a7fb71" officeooo:paragraph-rsid="00a7fb71"/>
    </style:style>
    <style:style style:name="P33" style:family="paragraph" style:parent-style-name="Text_20_body">
      <style:text-properties officeooo:rsid="00a7fb71" officeooo:paragraph-rsid="00d9051a"/>
    </style:style>
    <style:style style:name="P34" style:family="paragraph" style:parent-style-name="Text_20_body">
      <style:text-properties officeooo:rsid="00aa0c79" officeooo:paragraph-rsid="00aa0c79"/>
    </style:style>
    <style:style style:name="P35" style:family="paragraph" style:parent-style-name="Text_20_body">
      <style:text-properties officeooo:rsid="00b79c3d" officeooo:paragraph-rsid="00b79c3d"/>
    </style:style>
    <style:style style:name="P36" style:family="paragraph" style:parent-style-name="Text_20_body">
      <style:text-properties officeooo:rsid="00b9855f" officeooo:paragraph-rsid="00b9855f"/>
    </style:style>
    <style:style style:name="P37" style:family="paragraph" style:parent-style-name="Text_20_body">
      <style:text-properties officeooo:rsid="00bb5dce" officeooo:paragraph-rsid="00bb5dce"/>
    </style:style>
    <style:style style:name="P38" style:family="paragraph" style:parent-style-name="Text_20_body">
      <style:text-properties officeooo:rsid="00c32772" officeooo:paragraph-rsid="00c32772"/>
    </style:style>
    <style:style style:name="P39" style:family="paragraph" style:parent-style-name="Text_20_body">
      <style:text-properties officeooo:rsid="00c64ca0" officeooo:paragraph-rsid="00c64ca0"/>
    </style:style>
    <style:style style:name="P40" style:family="paragraph" style:parent-style-name="Text_20_body">
      <style:text-properties officeooo:rsid="00ca2844" officeooo:paragraph-rsid="00ca2844"/>
    </style:style>
    <style:style style:name="P41" style:family="paragraph" style:parent-style-name="Text_20_body">
      <style:text-properties officeooo:rsid="00cabcd3" officeooo:paragraph-rsid="00cabcd3"/>
    </style:style>
    <style:style style:name="P42" style:family="paragraph" style:parent-style-name="Text_20_body">
      <style:text-properties officeooo:rsid="00cc77cb" officeooo:paragraph-rsid="00cc77cb"/>
    </style:style>
    <style:style style:name="P43" style:family="paragraph" style:parent-style-name="Text_20_body">
      <style:text-properties officeooo:rsid="00cdcc65" officeooo:paragraph-rsid="00cdcc65"/>
    </style:style>
    <style:style style:name="P44" style:family="paragraph" style:parent-style-name="Text_20_body">
      <style:text-properties officeooo:rsid="00dad31a" officeooo:paragraph-rsid="00dad31a"/>
    </style:style>
    <style:style style:name="P45" style:family="paragraph" style:parent-style-name="Text_20_body">
      <style:text-properties officeooo:rsid="00ddd300" officeooo:paragraph-rsid="00ddd300"/>
    </style:style>
    <style:style style:name="P46" style:family="paragraph" style:parent-style-name="Text_20_body">
      <style:text-properties officeooo:rsid="00f71c89" officeooo:paragraph-rsid="00f92b92"/>
    </style:style>
    <style:style style:name="P47" style:family="paragraph" style:parent-style-name="Text_20_body">
      <style:text-properties officeooo:rsid="00fdab74" officeooo:paragraph-rsid="00fdab74"/>
    </style:style>
    <style:style style:name="P48" style:family="paragraph" style:parent-style-name="Text_20_body">
      <style:text-properties officeooo:rsid="0106aab8" officeooo:paragraph-rsid="0106aab8"/>
    </style:style>
    <style:style style:name="P49" style:family="paragraph" style:parent-style-name="Text_20_body">
      <style:text-properties style:font-name="Verdana" officeooo:rsid="00b9855f" officeooo:paragraph-rsid="00b9855f" style:font-size-asian="10.5pt"/>
    </style:style>
    <style:style style:name="P50" style:family="paragraph" style:parent-style-name="Text_20_body">
      <style:text-properties style:font-name="Verdana1" officeooo:rsid="00a7fb71" officeooo:paragraph-rsid="00a7bf08" style:font-size-asian="10.5pt"/>
    </style:style>
    <style:style style:name="P51" style:family="paragraph" style:parent-style-name="Text_20_body">
      <style:text-properties style:font-name="Verdana1" officeooo:rsid="00a7fb71" officeooo:paragraph-rsid="00a7fb71" style:font-size-asian="10.5pt"/>
    </style:style>
    <style:style style:name="P52" style:family="paragraph" style:parent-style-name="Text_20_body">
      <style:text-properties style:font-name="Verdana1" officeooo:rsid="00a81bd0" officeooo:paragraph-rsid="00d9051a" style:font-size-asian="10.5pt"/>
    </style:style>
    <style:style style:name="P53" style:family="paragraph" style:parent-style-name="Text_20_body">
      <style:text-properties style:font-name="Verdana1" officeooo:rsid="00aa0c79" officeooo:paragraph-rsid="00aa0c79" style:font-size-asian="10.5pt"/>
    </style:style>
    <style:style style:name="P54" style:family="paragraph" style:parent-style-name="Text_20_body">
      <style:text-properties officeooo:rsid="01102829" officeooo:paragraph-rsid="01102829"/>
    </style:style>
    <style:style style:name="P55" style:family="paragraph" style:parent-style-name="Text_20_body">
      <style:text-properties officeooo:rsid="0111cba2" officeooo:paragraph-rsid="0111cba2"/>
    </style:style>
    <style:style style:name="P56" style:family="paragraph" style:parent-style-name="Text_20_body">
      <style:text-properties officeooo:rsid="01166244" officeooo:paragraph-rsid="01166244"/>
    </style:style>
    <style:style style:name="P57" style:family="paragraph" style:parent-style-name="Text_20_body">
      <style:text-properties officeooo:rsid="0118446b" officeooo:paragraph-rsid="0118446b"/>
    </style:style>
    <style:style style:name="P58" style:family="paragraph" style:parent-style-name="Text_20_body">
      <style:text-properties officeooo:rsid="012090f0" officeooo:paragraph-rsid="012090f0"/>
    </style:style>
    <style:style style:name="P59" style:family="paragraph" style:parent-style-name="Text_20_body">
      <style:paragraph-properties fo:break-before="page"/>
      <style:text-properties fo:color="#a33e03"/>
    </style:style>
    <style:style style:name="P60"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61" style:family="paragraph" style:parent-style-name="Horizontal_20_Line">
      <style:text-properties fo:color="#a33e03"/>
    </style:style>
    <style:style style:name="P62" style:family="paragraph" style:parent-style-name="License">
      <loext:graphic-properties draw:fill-image-width="0in" draw:fill-image-height="0in"/>
      <style:paragraph-properties style:writing-mode="page"/>
    </style:style>
    <style:style style:name="P63" style:family="paragraph" style:parent-style-name="Tag_20_line">
      <style:text-properties officeooo:paragraph-rsid="004bc553"/>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66" style:family="paragraph" style:parent-style-name="Contents_20_4">
      <style:paragraph-properties>
        <style:tab-stops>
          <style:tab-stop style:position="6.3354in" style:type="right" style:leader-style="dotted" style:leader-text="."/>
        </style:tab-stops>
      </style:paragraph-properties>
    </style:style>
    <style:style style:name="P67"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68"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71" style:family="paragraph" style:parent-style-name="Title">
      <style:text-properties officeooo:rsid="00929a3e" officeooo:paragraph-rsid="0092b04d"/>
    </style:style>
    <style:style style:name="P72" style:family="paragraph" style:parent-style-name="Heading_20_1">
      <style:text-properties officeooo:rsid="0060d13e" officeooo:paragraph-rsid="0060d13e"/>
    </style:style>
    <style:style style:name="P73" style:family="paragraph" style:parent-style-name="Heading_20_1">
      <style:text-properties officeooo:rsid="006263a6" officeooo:paragraph-rsid="006263a6"/>
    </style:style>
    <style:style style:name="P74" style:family="paragraph" style:parent-style-name="Heading_20_1">
      <style:text-properties style:font-name="Verdana" officeooo:rsid="00660d2e" officeooo:paragraph-rsid="00660d2e"/>
    </style:style>
    <style:style style:name="P75" style:family="paragraph" style:parent-style-name="Heading_20_1">
      <style:text-properties officeooo:rsid="006a427d" officeooo:paragraph-rsid="006a427d"/>
    </style:style>
    <style:style style:name="P76" style:family="paragraph" style:parent-style-name="Heading_20_1">
      <style:text-properties officeooo:rsid="00723c81" officeooo:paragraph-rsid="00723c81"/>
    </style:style>
    <style:style style:name="P77" style:family="paragraph" style:parent-style-name="Heading_20_1">
      <style:text-properties officeooo:rsid="00730e89" officeooo:paragraph-rsid="00730e89"/>
    </style:style>
    <style:style style:name="P78" style:family="paragraph" style:parent-style-name="Heading_20_1">
      <style:text-properties officeooo:rsid="0096444e" officeooo:paragraph-rsid="0060d13e"/>
    </style:style>
    <style:style style:name="P79" style:family="paragraph" style:parent-style-name="Heading_20_1">
      <style:text-properties officeooo:rsid="00c64ca0" officeooo:paragraph-rsid="00c64ca0"/>
    </style:style>
    <style:style style:name="P80" style:family="paragraph" style:parent-style-name="Subtitle">
      <style:text-properties officeooo:rsid="00929a3e" officeooo:paragraph-rsid="0092b04d"/>
    </style:style>
    <style:style style:name="P81" style:family="paragraph" style:parent-style-name="Heading_20_3">
      <style:text-properties style:font-name="Verdana" officeooo:rsid="0063b877" officeooo:paragraph-rsid="0063b877"/>
    </style:style>
    <style:style style:name="P82" style:family="paragraph" style:parent-style-name="Heading_20_3">
      <style:text-properties officeooo:rsid="008335c1" officeooo:paragraph-rsid="008335c1"/>
    </style:style>
    <style:style style:name="P83" style:family="paragraph" style:parent-style-name="Heading_20_3">
      <style:text-properties officeooo:rsid="0096444e" officeooo:paragraph-rsid="0060d13e"/>
    </style:style>
    <style:style style:name="P84" style:family="paragraph" style:parent-style-name="Heading_20_2">
      <style:text-properties officeooo:rsid="0060d13e" officeooo:paragraph-rsid="0060d13e"/>
    </style:style>
    <style:style style:name="P85" style:family="paragraph" style:parent-style-name="Heading_20_2">
      <style:text-properties officeooo:rsid="0063b877" officeooo:paragraph-rsid="0063b877"/>
    </style:style>
    <style:style style:name="P86" style:family="paragraph" style:parent-style-name="Heading_20_2">
      <style:text-properties officeooo:rsid="007ae3e1" officeooo:paragraph-rsid="006672ac"/>
    </style:style>
    <style:style style:name="P87" style:family="paragraph" style:parent-style-name="Heading_20_2">
      <style:text-properties officeooo:paragraph-rsid="00799351"/>
    </style:style>
    <style:style style:name="P88" style:family="paragraph" style:parent-style-name="Heading_20_2">
      <style:text-properties officeooo:paragraph-rsid="006df52a"/>
    </style:style>
    <style:style style:name="P89" style:family="paragraph" style:parent-style-name="Heading_20_2">
      <style:text-properties style:font-name="Verdana1" officeooo:rsid="012090f0" officeooo:paragraph-rsid="012090f0" style:font-size-asian="10.5pt"/>
    </style:style>
    <style:style style:name="P90" style:family="paragraph" style:parent-style-name="Text_20_body">
      <style:text-properties style:font-name="Verdana" officeooo:rsid="00660d2e" officeooo:paragraph-rsid="00ac7b26" style:font-size-asian="10.5pt"/>
    </style:style>
    <style:style style:name="P91" style:family="paragraph" style:parent-style-name="Text_20_body">
      <style:text-properties style:font-name="Verdana1" officeooo:rsid="012090f0" officeooo:paragraph-rsid="012090f0" style:font-size-asian="10.5pt"/>
    </style:style>
    <style:style style:name="P92" style:family="paragraph" style:parent-style-name="Text_20_body" style:list-style-name="L1"/>
    <style:style style:name="P93" style:family="paragraph" style:parent-style-name="Text_20_body">
      <style:text-properties officeooo:rsid="0124bbe2" officeooo:paragraph-rsid="0124bbe2"/>
    </style:style>
    <style:style style:name="P94" style:family="paragraph" style:parent-style-name="Text_20_body">
      <style:text-properties officeooo:rsid="012e217d" officeooo:paragraph-rsid="012e217d"/>
    </style:style>
    <style:style style:name="P95" style:family="paragraph" style:parent-style-name="Text_20_body">
      <style:text-properties officeooo:rsid="01331e88" officeooo:paragraph-rsid="01331e88"/>
    </style:style>
    <style:style style:name="P96" style:family="paragraph" style:parent-style-name="Text_20_body" style:master-page-name="First_20_Page">
      <style:paragraph-properties style:page-number="auto"/>
    </style:style>
    <style:style style:name="T1" style:family="text">
      <style:text-properties officeooo:rsid="007022e9"/>
    </style:style>
    <style:style style:name="T2" style:family="text">
      <style:text-properties style:font-name="Verdana" style:font-size-asian="10.5pt"/>
    </style:style>
    <style:style style:name="T3" style:family="text">
      <style:text-properties style:font-name="Verdana" officeooo:rsid="00660d2e" style:font-size-asian="10.5pt"/>
    </style:style>
    <style:style style:name="T4" style:family="text">
      <style:text-properties style:font-name="Verdana" officeooo:rsid="00ac9fc6" style:font-size-asian="10.5pt"/>
    </style:style>
    <style:style style:name="T5" style:family="text">
      <style:text-properties style:font-name="Verdana" officeooo:rsid="00ae402f" style:font-size-asian="10.5pt"/>
    </style:style>
    <style:style style:name="T6" style:family="text">
      <style:text-properties style:font-name="Verdana" officeooo:rsid="00aef60c" style:font-size-asian="10.5pt"/>
    </style:style>
    <style:style style:name="T7" style:family="text">
      <style:text-properties style:font-name="Verdana" officeooo:rsid="00b4df3c" style:font-size-asian="10.5pt"/>
    </style:style>
    <style:style style:name="T8" style:family="text">
      <style:text-properties style:font-name="Verdana" officeooo:rsid="00b584fd" style:font-size-asian="10.5pt"/>
    </style:style>
    <style:style style:name="T9" style:family="text">
      <style:text-properties style:font-name="Verdana" officeooo:rsid="00b72936" style:font-size-asian="10.5pt"/>
    </style:style>
    <style:style style:name="T10" style:family="text">
      <style:text-properties style:font-name="Verdana" officeooo:rsid="00ba19b4" style:font-size-asian="10.5pt"/>
    </style:style>
    <style:style style:name="T11" style:family="text">
      <style:text-properties style:font-name="Verdana" officeooo:rsid="00bb5dce" style:font-size-asian="10.5pt"/>
    </style:style>
    <style:style style:name="T12" style:family="text">
      <style:text-properties style:font-name="Verdana" officeooo:rsid="00bfe60b" style:font-size-asian="10.5pt"/>
    </style:style>
    <style:style style:name="T13" style:family="text">
      <style:text-properties style:font-name="Verdana" officeooo:rsid="00c13721" style:font-size-asian="10.5pt"/>
    </style:style>
    <style:style style:name="T14" style:family="text">
      <style:text-properties style:font-name="Verdana" officeooo:rsid="00c4c541" style:font-size-asian="10.5pt"/>
    </style:style>
    <style:style style:name="T15" style:family="text">
      <style:text-properties style:font-name="Verdana" officeooo:rsid="00e3ecf8" style:font-size-asian="10.5pt"/>
    </style:style>
    <style:style style:name="T16" style:family="text">
      <style:text-properties style:font-name="Verdana" officeooo:rsid="00e698ad" style:font-size-asian="10.5pt"/>
    </style:style>
    <style:style style:name="T17" style:family="text">
      <style:text-properties officeooo:rsid="007022e9"/>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xml:id="ct766786928" text:id="ct766786928">
          <text:deletion>
            <office:change-info>
              <dc:creator>Todd Vance</dc:creator>
              <dc:date>2016-09-23T11:00:00</dc:date>
            </office:change-info>
            <text:p text:style-name="P1">Name of the Game</text:p>
          </text:deletion>
        </text:changed-region>
        <text:changed-region xml:id="ct766783688" text:id="ct766783688">
          <text:insertion>
            <office:change-info>
              <dc:creator>Todd Vance</dc:creator>
              <dc:date>2016-11-15T11:57:00</dc:date>
            </office:change-info>
          </text:insertion>
        </text:changed-region>
        <text:changed-region xml:id="ct766787048" text:id="ct766787048">
          <text:deletion>
            <office:change-info>
              <dc:creator>Todd Vance</dc:creator>
              <dc:date>2016-09-23T11:00:00</dc:date>
            </office:change-info>
            <text:p text:style-name="P2">Game Design Document Version 0.9</text:p>
          </text:deletion>
        </text:changed-region>
        <text:changed-region xml:id="ct766787168" text:id="ct766787168">
          <text:insertion>
            <office:change-info>
              <dc:creator>Todd Vance</dc:creator>
              <dc:date>2016-11-15T11:57:00</dc:date>
            </office:change-info>
          </text:insertion>
        </text:changed-region>
        <text:changed-region xml:id="ct766786208" text:id="ct766786208">
          <text:insertion>
            <office:change-info>
              <dc:creator>Todd Vance</dc:creator>
              <dc:date>2016-11-15T11:58:00</dc:date>
            </office:change-info>
          </text:insertion>
        </text:changed-region>
        <text:changed-region xml:id="ct766784048" text:id="ct766784048">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66784288" text:id="ct766784288">
          <text:insertion>
            <office:change-info>
              <dc:creator>Todd Vance</dc:creator>
              <dc:date>2016-11-15T11:58:00</dc:date>
            </office:change-info>
          </text:insertion>
        </text:changed-region>
        <text:changed-region xml:id="ct766786808" text:id="ct766786808">
          <text:insertion>
            <office:change-info>
              <dc:creator>Todd Vance</dc:creator>
              <dc:date>2016-11-15T11:59:00</dc:date>
            </office:change-info>
          </text:insertion>
        </text:changed-region>
        <text:changed-region xml:id="ct766784768" text:id="ct766784768">
          <text:insertion>
            <office:change-info>
              <dc:creator>Todd Vance</dc:creator>
              <dc:date>2016-11-15T12:00:00</dc:date>
            </office:change-info>
          </text:insertion>
        </text:changed-region>
        <text:changed-region xml:id="ct766785008" text:id="ct766785008">
          <text:insertion>
            <office:change-info>
              <dc:creator>Todd Vance</dc:creator>
              <dc:date>2016-11-15T12:01:00</dc:date>
            </office:change-info>
          </text:insertion>
        </text:changed-region>
        <text:changed-region xml:id="ct766786328" text:id="ct766786328">
          <text:insertion>
            <office:change-info>
              <dc:creator>Todd Vance</dc:creator>
              <dc:date>2016-11-15T12:02:00</dc:date>
            </office:change-info>
          </text:insertion>
        </text:changed-region>
        <text:changed-region xml:id="ct766785248" text:id="ct766785248">
          <text:insertion>
            <office:change-info>
              <dc:creator>Todd Vance</dc:creator>
              <dc:date>2016-11-15T12:03:00</dc:date>
            </office:change-info>
          </text:insertion>
        </text:changed-region>
        <text:changed-region xml:id="ct766784888" text:id="ct766784888">
          <text:insertion>
            <office:change-info>
              <dc:creator>Todd Vance</dc:creator>
              <dc:date>2016-11-15T12:04:00</dc:date>
            </office:change-info>
          </text:insertion>
        </text:changed-region>
        <text:changed-region xml:id="ct766787288" text:id="ct766787288">
          <text:insertion>
            <office:change-info>
              <dc:creator>Todd Vance</dc:creator>
              <dc:date>2016-11-15T12:05:00</dc:date>
            </office:change-info>
          </text:insertion>
        </text:changed-region>
        <text:changed-region xml:id="ct766785128" text:id="ct766785128">
          <text:insertion>
            <office:change-info>
              <dc:creator>Todd Vance</dc:creator>
              <dc:date>2016-11-15T12:06:00</dc:date>
            </office:change-info>
          </text:insertion>
        </text:changed-region>
        <text:changed-region xml:id="ct766783808" text:id="ct766783808">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66783928" text:id="ct766783928">
          <text:insertion>
            <office:change-info>
              <dc:creator>Todd Vance</dc:creator>
              <dc:date>2016-11-15T12:06:00</dc:date>
            </office:change-info>
          </text:insertion>
        </text:changed-region>
        <text:changed-region xml:id="ct766785728" text:id="ct766785728">
          <text:insertion>
            <office:change-info>
              <dc:creator>Todd Vance</dc:creator>
              <dc:date>2016-11-15T12:07:00</dc:date>
            </office:change-info>
          </text:insertion>
        </text:changed-region>
        <text:changed-region xml:id="ct766784408" text:id="ct766784408">
          <text:insertion>
            <office:change-info>
              <dc:creator>Todd Vance</dc:creator>
              <dc:date>2016-11-15T12:08:00</dc:date>
            </office:change-info>
          </text:insertion>
        </text:changed-region>
        <text:changed-region xml:id="ct766784528" text:id="ct766784528">
          <text:insertion>
            <office:change-info>
              <dc:creator>Todd Vance</dc:creator>
              <dc:date>2016-11-15T12:13:00</dc:date>
            </office:change-info>
          </text:insertion>
        </text:changed-region>
        <text:changed-region xml:id="ct766236096" text:id="ct766236096">
          <text:insertion>
            <office:change-info>
              <dc:creator>Todd Vance</dc:creator>
              <dc:date>2016-11-15T12:14:00</dc:date>
            </office:change-info>
          </text:insertion>
        </text:changed-region>
        <text:changed-region xml:id="ct766235736" text:id="ct766235736">
          <text:insertion>
            <office:change-info>
              <dc:creator>Todd Vance</dc:creator>
              <dc:date>2016-11-15T12:15:00</dc:date>
            </office:change-info>
          </text:insertion>
        </text:changed-region>
        <text:changed-region xml:id="ct766236936" text:id="ct766236936">
          <text:insertion>
            <office:change-info>
              <dc:creator>Todd Vance</dc:creator>
              <dc:date>2016-11-15T12:16:00</dc:date>
            </office:change-info>
          </text:insertion>
        </text:changed-region>
        <text:changed-region xml:id="ct766234656" text:id="ct766234656">
          <text:insertion>
            <office:change-info>
              <dc:creator>Todd Vance</dc:creator>
              <dc:date>2016-11-15T12:17:00</dc:date>
            </office:change-info>
          </text:insertion>
        </text:changed-region>
        <text:changed-region xml:id="ct766235016" text:id="ct766235016">
          <text:insertion>
            <office:change-info>
              <dc:creator>Todd Vance</dc:creator>
              <dc:date>2016-11-15T12:19:00</dc:date>
            </office:change-info>
          </text:insertion>
        </text:changed-region>
        <text:changed-region xml:id="ct766237056" text:id="ct766237056">
          <text:insertion>
            <office:change-info>
              <dc:creator>Todd Vance</dc:creator>
              <dc:date>2016-11-15T12:20:00</dc:date>
            </office:change-info>
          </text:insertion>
        </text:changed-region>
        <text:changed-region xml:id="ct766237416" text:id="ct766237416">
          <text:insertion>
            <office:change-info>
              <dc:creator>Todd Vance</dc:creator>
              <dc:date>2016-11-15T12:21:00</dc:date>
            </office:change-info>
          </text:insertion>
        </text:changed-region>
        <text:changed-region xml:id="ct766238016" text:id="ct766238016">
          <text:insertion>
            <office:change-info>
              <dc:creator>Todd Vance</dc:creator>
              <dc:date>2016-11-15T12:22:00</dc:date>
            </office:change-info>
          </text:insertion>
        </text:changed-region>
        <text:changed-region xml:id="ct766235976" text:id="ct766235976">
          <text:insertion>
            <office:change-info>
              <dc:creator>Todd Vance</dc:creator>
              <dc:date>2016-11-15T12:40:00</dc:date>
            </office:change-info>
          </text:insertion>
        </text:changed-region>
        <text:changed-region xml:id="ct766237296" text:id="ct766237296">
          <text:insertion>
            <office:change-info>
              <dc:creator>Todd Vance</dc:creator>
              <dc:date>2016-11-15T12:44:00</dc:date>
            </office:change-info>
          </text:insertion>
        </text:changed-region>
        <text:changed-region xml:id="ct766785488" text:id="ct766785488">
          <text:insertion>
            <office:change-info>
              <dc:creator>Todd Vance</dc:creator>
              <dc:date>2016-11-15T12:45:00</dc:date>
            </office:change-info>
          </text:insertion>
        </text:changed-region>
        <text:changed-region xml:id="ct766786448" text:id="ct766786448">
          <text:insertion>
            <office:change-info>
              <dc:creator>Todd Vance</dc:creator>
              <dc:date>2016-11-15T12:46:00</dc:date>
            </office:change-info>
          </text:insertion>
        </text:changed-region>
        <text:changed-region xml:id="ct766785368" text:id="ct766785368">
          <text:insertion>
            <office:change-info>
              <dc:creator>Todd Vance</dc:creator>
              <dc:date>2016-11-15T12:47:00</dc:date>
            </office:change-info>
          </text:insertion>
        </text:changed-region>
        <text:changed-region xml:id="ct766786568" text:id="ct766786568">
          <text:insertion>
            <office:change-info>
              <dc:creator>Todd Vance</dc:creator>
              <dc:date>2016-11-15T12:48:00</dc:date>
            </office:change-info>
          </text:insertion>
        </text:changed-region>
        <text:changed-region xml:id="ct766784648" text:id="ct766784648">
          <text:insertion>
            <office:change-info>
              <dc:creator>Todd Vance</dc:creator>
              <dc:date>2016-11-15T12:49:00</dc:date>
            </office:change-info>
          </text:insertion>
        </text:changed-region>
        <text:changed-region xml:id="ct766784168" text:id="ct766784168">
          <text:insertion>
            <office:change-info>
              <dc:creator>Todd Vance</dc:creator>
              <dc:date>2016-11-15T12:50:00</dc:date>
            </office:change-info>
          </text:insertion>
        </text:changed-region>
        <text:changed-region xml:id="ct766786688" text:id="ct766786688">
          <text:insertion>
            <office:change-info>
              <dc:creator>Todd Vance</dc:creator>
              <dc:date>2016-11-15T13:02:00</dc:date>
            </office:change-info>
          </text:insertion>
        </text:changed-region>
        <text:changed-region xml:id="ct766787408" text:id="ct766787408">
          <text:insertion>
            <office:change-info>
              <dc:creator>Todd Vance</dc:creator>
              <dc:date>2016-11-15T12:51:00</dc:date>
            </office:change-info>
          </text:insertion>
        </text:changed-region>
        <text:changed-region xml:id="ct766237776" text:id="ct766237776">
          <text:insertion>
            <office:change-info>
              <dc:creator>Todd Vance</dc:creator>
              <dc:date>2016-11-15T12:52:00</dc:date>
            </office:change-info>
          </text:insertion>
        </text:changed-region>
        <text:changed-region xml:id="ct766234296" text:id="ct766234296">
          <text:insertion>
            <office:change-info>
              <dc:creator>Todd Vance</dc:creator>
              <dc:date>2016-11-15T15:46:00</dc:date>
            </office:change-info>
          </text:insertion>
        </text:changed-region>
        <text:changed-region xml:id="ct766234416" text:id="ct766234416">
          <text:insertion>
            <office:change-info>
              <dc:creator>Todd Vance</dc:creator>
              <dc:date>2016-11-15T15:47:00</dc:date>
            </office:change-info>
          </text:insertion>
        </text:changed-region>
        <text:changed-region xml:id="ct766238136" text:id="ct766238136">
          <text:insertion>
            <office:change-info>
              <dc:creator>Todd Vance</dc:creator>
              <dc:date>2016-11-15T15:48:00</dc:date>
            </office:change-info>
          </text:insertion>
        </text:changed-region>
        <text:changed-region xml:id="ct766785848" text:id="ct766785848">
          <text:insertion>
            <office:change-info>
              <dc:creator>Todd Vance</dc:creator>
              <dc:date>2016-11-15T15:49:00</dc:date>
            </office:change-info>
          </text:insertion>
        </text:changed-region>
        <text:changed-region xml:id="ct767082840" text:id="ct767082840">
          <text:insertion>
            <office:change-info>
              <dc:creator>Todd Vance</dc:creator>
              <dc:date>2016-11-15T15:50:00</dc:date>
            </office:change-info>
          </text:insertion>
        </text:changed-region>
        <text:changed-region xml:id="ct767082720" text:id="ct767082720">
          <text:insertion>
            <office:change-info>
              <dc:creator>Todd Vance</dc:creator>
              <dc:date>2016-11-15T15:52:00</dc:date>
            </office:change-info>
          </text:insertion>
        </text:changed-region>
        <text:changed-region xml:id="ct767079480" text:id="ct767079480">
          <text:insertion>
            <office:change-info>
              <dc:creator>Todd Vance</dc:creator>
              <dc:date>2016-11-15T15:53:00</dc:date>
            </office:change-info>
          </text:insertion>
        </text:changed-region>
        <text:changed-region xml:id="ct767081640" text:id="ct767081640">
          <text:insertion>
            <office:change-info>
              <dc:creator>Todd Vance</dc:creator>
              <dc:date>2016-11-15T15:54:00</dc:date>
            </office:change-info>
          </text:insertion>
        </text:changed-region>
        <text:changed-region xml:id="ct767079600" text:id="ct767079600">
          <text:insertion>
            <office:change-info>
              <dc:creator>Todd Vance</dc:creator>
              <dc:date>2016-11-15T16:18:00</dc:date>
            </office:change-info>
          </text:insertion>
        </text:changed-region>
        <text:changed-region xml:id="ct767079960" text:id="ct767079960">
          <text:insertion>
            <office:change-info>
              <dc:creator>Todd Vance</dc:creator>
              <dc:date>2016-11-15T16:19:00</dc:date>
            </office:change-info>
          </text:insertion>
        </text:changed-region>
        <text:changed-region xml:id="ct767079840" text:id="ct767079840">
          <text:insertion>
            <office:change-info>
              <dc:creator>Todd Vance</dc:creator>
              <dc:date>2016-11-15T16:20:00</dc:date>
            </office:change-info>
          </text:insertion>
        </text:changed-region>
        <text:changed-region xml:id="ct767080320" text:id="ct767080320">
          <text:insertion>
            <office:change-info>
              <dc:creator>Todd Vance</dc:creator>
              <dc:date>2016-11-15T16:21:00</dc:date>
            </office:change-info>
          </text:insertion>
        </text:changed-region>
        <text:changed-region xml:id="ct767081280" text:id="ct767081280">
          <text:insertion>
            <office:change-info>
              <dc:creator>Todd Vance</dc:creator>
              <dc:date>2016-11-15T16:22:00</dc:date>
            </office:change-info>
          </text:insertion>
        </text:changed-region>
        <text:changed-region xml:id="ct767081400" text:id="ct767081400">
          <text:insertion>
            <office:change-info>
              <dc:creator>Todd Vance</dc:creator>
              <dc:date>2016-11-15T16:23:00</dc:date>
            </office:change-info>
          </text:insertion>
        </text:changed-region>
        <text:changed-region xml:id="ct767083080" text:id="ct767083080">
          <text:insertion>
            <office:change-info>
              <dc:creator>Todd Vance</dc:creator>
              <dc:date>2016-11-15T16:24:00</dc:date>
            </office:change-info>
          </text:insertion>
        </text:changed-region>
        <text:changed-region xml:id="ct767080800" text:id="ct767080800">
          <text:insertion>
            <office:change-info>
              <dc:creator>Todd Vance</dc:creator>
              <dc:date>2016-11-15T16:25:00</dc:date>
            </office:change-info>
          </text:insertion>
        </text:changed-region>
        <text:changed-region xml:id="ct767082240" text:id="ct767082240">
          <text:insertion>
            <office:change-info>
              <dc:creator>Todd Vance</dc:creator>
              <dc:date>2016-11-15T16:26:00</dc:date>
            </office:change-info>
          </text:insertion>
        </text:changed-region>
        <text:changed-region xml:id="ct767082480" text:id="ct767082480">
          <text:insertion>
            <office:change-info>
              <dc:creator>Todd Vance</dc:creator>
              <dc:date>2016-11-15T16:27:00</dc:date>
            </office:change-info>
          </text:insertion>
        </text:changed-region>
        <text:changed-region xml:id="ct767082960" text:id="ct767082960">
          <text:insertion>
            <office:change-info>
              <dc:creator>Todd Vance</dc:creator>
              <dc:date>2016-11-15T16:28:00</dc:date>
            </office:change-info>
          </text:insertion>
        </text:changed-region>
        <text:changed-region xml:id="ct767080680" text:id="ct767080680">
          <text:insertion>
            <office:change-info>
              <dc:creator>Todd Vance</dc:creator>
              <dc:date>2016-11-15T16:30:00</dc:date>
            </office:change-info>
          </text:insertion>
        </text:changed-region>
        <text:changed-region xml:id="ct767082120" text:id="ct767082120">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2"><text:change text:change-id="ct766786928"/><text:change-start text:change-id="ct766783688"/>Creating a Game from Scratch<text:change-end text:change-id="ct766783688"/></text:p>
      <text:p text:style-name="P23"><text:change text:change-id="ct766787048"/><text:change-start text:change-id="ct766787168"/>A <text:change-end text:change-id="ct766787168"/><text:change-start text:change-id="ct766786208"/>journal of my experience<text:change-end text:change-id="ct766786208"/></text:p>
      <text:p text:style-name="P63">Put your tagline here</text:p>
      <text:p text:style-name="Author">© 2016 Todd D. Vance</text:p>
      <text:p text:style-name="P60"><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62">The above copyright notice and this permission notice shall be included in all copies or substantial portions of the Software.</text:p>
      <text:p text:style-name="P6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61"/>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66"><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9"><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6"><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4"><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6"><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4"><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4"><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4"><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4"><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4"><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4"><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4"><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69"><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69"><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66"><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6"><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6"><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6"><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9"><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6"><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4"><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4"><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4"><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4"><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4"><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6"><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4"><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4"><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4"><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6"><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9"><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9"><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69"><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69"><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69"><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69"><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69"><text:soft-page-break/><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69"><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69"><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69"><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69"><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66"><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66"><text:a xlink:type="simple" xlink:href="#__RefHeading___Toc12869_885356313" text:style-name="Index_20_Link" text:visited-style-name="Index_20_Link"><text:s/>Shoot the space rocks in this 2D shooter<text:tab/>15</text:a></text:p>
          <text:p text:style-name="P64"><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66"><text:a xlink:type="simple" xlink:href="#__RefHeading___Toc12873_885356313" text:style-name="Index_20_Link" text:visited-style-name="Index_20_Link"><text:s/>Game Overview<text:tab/>15</text:a></text:p>
          <text:p text:style-name="P66"><text:a xlink:type="simple" xlink:href="#__RefHeading___Toc12875_885356313" text:style-name="Index_20_Link" text:visited-style-name="Index_20_Link"><text:s/>Difference from other similar games<text:tab/>15</text:a></text:p>
          <text:p text:style-name="P66"><text:a xlink:type="simple" xlink:href="#__RefHeading___Toc12877_885356313" text:style-name="Index_20_Link" text:visited-style-name="Index_20_Link"><text:s/>Feature Set<text:tab/>15</text:a></text:p>
          <text:p text:style-name="P66"><text:a xlink:type="simple" xlink:href="#__RefHeading___Toc12879_885356313" text:style-name="Index_20_Link" text:visited-style-name="Index_20_Link"><text:s/>Camera<text:tab/>16</text:a></text:p>
          <text:p text:style-name="P66"><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78" text:outline-level="1"><text:change text:change-id="ct766784048"/><text:change-start text:change-id="ct766784288"/>The Idea</text:h>
      <text:p text:style-name="P28"/>
      <text:p text:style-name="P29">After having followed several Udemy <text:span text:style-name="T18">Unity and Unreal videos</text:span><text:change-end text:change-id="ct766784288"/><text:change-start text:change-id="ct766786808"/><text:span text:style-name="T18"> to make various games, I decided to try “flying solo” to see how it goes. <text:s/>It occurred to me to document my progress so others can learn from my successes and mistakes. <text:s/>The first issue was, what game should I make?</text:span></text:p>
      <text:p text:style-name="P30">Several <text:span text:style-name="T19">ideas came to mind: Tetris clone, </text:span><text:change-end text:change-id="ct766786808"/><text:change-start text:change-id="ct766784768"/><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66784768"/><text:change-start text:change-id="ct766785008"/><text:span text:style-name="T23">uld probably go simpler still.</text:span></text:p>
      <text:p text:style-name="P31"><text:span text:style-name="T23">S</text:span><text:span text:style-name="T20">o I went to this website: </text:span></text:p>
      <text:p text:style-name="P50"/>
      <text:p text:style-name="P32"><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1"/>
      <text:p text:style-name="P33"><text:span text:style-name="T20">and looked at the </text:span><text:change-end text:change-id="ct766785008"/><text:change-start text:change-id="ct766786328"/><text:span text:style-name="T20">earlier games, </text:span><text:span text:style-name="T24">on the assumption that earlier is simpler. <text:s/>I’ve already done a (not quite true-to-form) knockoff of BlockBuster and Space Invaders, and decided, Asteroids looks good. <text:s/>I even have the Space Shooter </text:span><text:soft-page-break/><text:span text:style-name="T24">packs from Laser Defender (the almost-space-invaders) which would </text:span><text:change-end text:change-id="ct766786328"/><text:change-start text:change-id="ct766785248"/><text:span text:style-name="T24">give me the right assets:</text:span></text:p>
      <text:p text:style-name="P33"><text:a xlink:type="simple" xlink:href="http://opengameart.org/content/space-shooter-redux" text:style-name="Internet_20_link" text:visited-style-name="Visited_20_Internet_20_Link"><text:span text:style-name="T25">http://opengameart.org/content/space-shooter-redux</text:span></text:a></text:p>
      <text:p text:style-name="P52">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4"><text:span text:style-name="T20">It only took a little bit of thinking to realize there was one aspect that, fo</text:span><text:change-end text:change-id="ct766785248"/><text:change-start text:change-id="ct766784888"/><text:span text:style-name="T20">r someone programming from scratch, is not really any harder than programming Space Invaders from scratch, but I’m using Unity, not assembly-from-the-ground-up. <text:s/>Unity has a good framework that made Space Invaders simple,</text:span><text:change-end text:change-id="ct766784888"/><text:change-start text:change-id="ct766787288"/><text:span text:style-name="T20"> but it lacks a feature found in Asteroids: the screen wrapping.</text:span></text:p>
      <text:p text:style-name="P53">Essentially, the flat screen in Asteroids is mapped to a torus. <text:s/>If the ship or a rock or a missile goes off the screen at the top, it reappears at the bottom (same X coordinate), and similarly with left and right.<text:change-end text:change-id="ct766787288"/><text:change-start text:change-id="ct766785128"/></text:p>
      <text:p text:style-name="P24"><text:change-end text:change-id="ct766785128"/><text:change text:change-id="ct766783808"/><text:change-start text:change-id="ct766783928"/><text:span text:style-name="T3">T</text:span><text:span text:style-name="T2">he “</text:span><text:span text:style-name="T4">preferred” way to do this, if building from scratch, </text:span><text:span text:style-name="T5">is </text:span><text:span text:style-name="T6">to</text:span><text:change-end text:change-id="ct766783928"/><text:change-start text:change-id="ct766785728"/><text:span text:style-name="T6"> </text:span><text:span text:style-name="T7">write shader code that automatically does this: </text:span><text:span text:style-name="T8">all x and y coordinates are taken to be “modulo” <text:s/>the screen width and height, respectively. <text:s/></text:span><text:span text:style-name="T9">That is too big a project for me, so to make thi</text:span><text:change-end text:change-id="ct766785728"/><text:change-start text:change-id="ct766784408"/><text:span text:style-name="T9">s work in Unity, I need a different (possibly kludg-y) way.</text:span></text:p>
      <text:p text:style-name="P35"><text:span text:style-name="T9">A </text:span><text:span text:style-name="T2">Google search turned up:</text:span></text:p>
      <text:p text:style-name="P36"><text:a xlink:type="simple" xlink:href="https://gamedevelopment.tutsplus.com/articles/create-an-asteroids-like-screen-wrapping-effect-with-unity--gamedev-15055" text:style-name="Internet_20_link" text:visited-style-name="Visited_20_Internet_20_Link"><text:span text:style-name="T2">https://gamedevelopment.tutsplus.com/articles/create-an-asteroids-like-screen-wrapping-effect-with-unity--gamedev-15055</text:span></text:a></text:p>
      <text:p text:style-name="P49">which suggests two ways to do it. <text:s/>The first way I had already thought of: when an object is completely off the screen, just teleport it to the other side. <text:s/>This is not quite true to Asteroids, but it’s workable.</text:p>
      <text:p text:style-name="P36"><text:span text:style-name="T2">The second way is to </text:span><text:span text:style-name="T10">have 9 copies of every sprite in a 3x3 array. </text:span><text:span text:style-name="T15">Most of the time, o</text:span><text:span text:style-name="T11">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6">n</text:span><text:span text:style-name="T11">ates are “reset” to make the central sprite the one that is visible again.</text:span></text:p>
      <text:p text:style-name="P37"><text:span text:style-name="T2">This also is workable, though it “feels” bad: William of Occam would not like it. <text:s/>He is the one famous for Occam’s Razor, which essentially says, given more than </text:span><text:soft-page-break/><text:span text:style-name="T2">one explanation, choose the one that doesn’t multiply entities. <text:s/></text:span><text:span text:style-name="T12">Showing one ship for the price of 9 seems inefficient, though </text:span><text:span text:style-name="T13">it might well be the best way.</text:span></text:p>
      <text:p text:style-name="P38"><text:change-end text:change-id="ct766784408"/><text:change-start text:change-id="ct766784528"/><text:span text:style-name="T2">A third alternative is to forget being true to Asteroids and </text:span><text:span text:style-name="T14">just have sprites bounce off the sides, kind of like in Omega Race. <text:s/>I decided to go with this, since that is the simplest to implement in Unity. <text:s/>It only needs the physics engine Unity already has.</text:span></text:p>
      <text:h text:style-name="P79" text:outline-level="1"><text:bookmark-start text:name="__RefHeading___Toc47424_1363113935"/><text:change-end text:change-id="ct766784528"/><text:change-start text:change-id="ct766236096"/>Start of Game Project<text:bookmark-end text:name="__RefHeading___Toc47424_1363113935"/></text:h>
      <text:p text:style-name="P39">The next thing I “should” do is a Game Design Document, but I decided to put that off a bit and just get started setting up a viable game project.<text:change-end text:change-id="ct766236096"/><text:change-start text:change-id="ct766235736"/> <text:s/><text:span text:style-name="T37">So, I fired up Unity (Version 5.4.2f2 to be exact), and opened a new project in 2D mode, calling it “Space Rocks”.</text:span></text:p>
      <text:p text:style-name="P40">Next I got my trusty Flexible Music Manager, which you can download f<text:change-end text:change-id="ct766235736"/><text:change-start text:change-id="ct766236936"/>or free on the Unity Asset Store at:</text:p>
      <text:p text:style-name="P40"><text:a xlink:type="simple" xlink:href="https://www.assetstore.unity3d.com/en/#!/content/73866" text:style-name="Internet_20_link" text:visited-style-name="Visited_20_Internet_20_Link">https://www.assetstore.unity3d.com/en/#!/content/73866</text:a></text:p>
      <text:p text:style-name="P40">and a Level Manager<text:change-end text:change-id="ct766236936"/><text:change-start text:change-id="ct766234656"/>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66234656"/><text:change-start text:change-id="ct766235016"/></text:p>
      <text:p text:style-name="P41"><text:a xlink:type="simple" xlink:href="https://gist.github.com/tdvance/340640751beb0f86eac9a88df8501268" text:style-name="Internet_20_link" text:visited-style-name="Visited_20_Internet_20_Link">https://gist.github.com/tdvance/340640751beb0f86eac9a88df8501268</text:a></text:p>
      <text:p text:style-name="P42"><text:change-end text:change-id="ct766235016"/><text:change-start text:change-id="ct766237056"/>It is made so that all you have to do is change the public “currentState” field in the inspector and it will automatically switch to the correct scene.</text:p>
      <text:p text:style-name="P43"><text:change-end text:change-id="ct766237056"/><text:change-start text:change-id="ct766237416"/>I attached these as components of a “Singletons” GameObject <text:span text:style-name="T38">and added a logo background</text:span><text:change-end text:change-id="ct766237416"/><text:change-start text:change-id="ct766238016"/><text:span text:style-name="T38"> and set it up in the inspector to play some free audio clips from the web</text:span><text:change-end text:change-id="ct766238016"/><text:change-start text:change-id="ct766235976"/><text:span text:style-name="T38">.</text:span><text:change-end text:change-id="ct766235976"/><text:change-start text:change-id="ct766237296"/></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66237296"/><text:change-start text:change-id="ct766785488"/><text:soft-page-break/>The Logo<text:bookmark-end text:name="__RefHeading___Toc47426_1363113935"/></text:h>
      <text:p text:style-name="P44">I shall take a break to explain the logo. <text:s/>The central object is a realization of a hypercube<text:change-end text:change-id="ct766785488"/><text:change-start text:change-id="ct766786448"/>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66786448"/><text:change-start text:change-id="ct766785368"/>(of <text:span text:style-name="T20">the</text:span> Potomac River) Valley in West Virginia: it is the view out my kitchen window, but without all the trees, houses, and so on. <text:s/>I used topological data from <text:change-end text:change-id="ct766785368"/><text:change-start text:change-id="ct766786568"/></text:p>
      <text:p text:style-name="P44"><text:a xlink:type="simple" xlink:href="https://www.usgs.gov/products/data-and-tools/gis-data" text:style-name="Internet_20_link" text:visited-style-name="Visited_20_Internet_20_Link">https://www.usgs.gov/products/data-and-tools/gis-data</text:a></text:p>
      <text:p text:style-name="P44">converted (through<text:change-end text:change-id="ct766786568"/><text:change-start text:change-id="ct766784648"/> quite a process involving downloading various tools) to a heightmap, and then imported into the Unreal Engine 4 editor as a landscape. <text:s/>The monogram at the bottom left is my initials rendered as 3d objects: a t<text:change-end text:change-id="ct766784648"/><text:change-start text:change-id="ct766784168"/>esseract (another way of showing a hypercube in three-dimensional space), a half-sphere, and a cone, <text:span text:style-name="T42">to symbolize the game building in higher dimensions</text:span>.<text:change-end text:change-id="ct766784168"/><text:change-start text:change-id="ct766786688"/> <text:s/><text:span text:style-name="T41">The colors red, green, and blue are of course the primary colors for everything “pixel”.</text:span><text:change-end text:change-id="ct766786688"/><text:change-start text:change-id="ct766787408"/></text:p>
      <text:h text:style-name="Heading_20_1" text:outline-level="1"><text:bookmark-start text:name="__RefHeading___Toc47428_1363113935"/><text:change-end text:change-id="ct766787408"/><text:change-start text:change-id="ct766237776"/>The Main Menu<text:bookmark-end text:name="__RefHeading___Toc47428_1363113935"/></text:h>
      <text:p text:style-name="P45">After the splash screen shows for 2.5 seconds, the main menu is loaded. <text:s/><text:change-end text:change-id="ct766237776"/><text:change-start text:change-id="ct766234296"/><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66234296"/><text:change-start text:change-id="ct766234416"/><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66234416"/><text:change-start text:change-id="ct766238136"/><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66238136"/><text:change-start text:change-id="ct766785848"/><text:span text:style-name="T26"> sprite got a Collider2D (polygon collider 2D for rocks, box collider 2D for barriers) for bouncing, and the rocks got RigidBody2D components for physics.</text:span><text:change-end text:change-id="ct766785848"/><text:change-start text:change-id="ct767082840"/><text:span text:style-name="T26"> <text:s/>Here is how I set the main menu up. <text:s/>You can’t see it but the rocks are bouncing around, </text:span><text:span text:style-name="T29">and the stars are drifting</text:span><text:span text:style-name="T26">.</text:span></text:p>
      <text:p text:style-name="P46"><draw:frame draw:style-name="fr4" draw:name="Image4" text:anchor-type="paragraph" svg:width="6.9252in" svg:height="3.7866in" draw:z-index="3"><draw:image xlink:href="Pictures/10000201000007800000041A5FE93514FA9D9B61.png" xlink:type="simple" xlink:show="embed" xlink:actuate="onLoad"/></draw:frame><text:change-end text:change-id="ct767082840"/><text:change-start text:change-id="ct767082720"/><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67082720"/><text:change-start text:change-id="ct767079480"/></text:p>
      <text:p text:style-name="P47"><text:change-end text:change-id="ct767079480"/><text:change-start text:change-id="ct767081640"/>The buttons are currently non-functional, but they highlight <text:span text:style-name="T45">orange when hovered over, and dark blue when pressed.</text:span></text:p>
      <text:p text:style-name="P48">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67081640"/><text:change-start text:change-id="ct767079600"/><text:soft-page-break/>Github Repository<text:bookmark-end text:name="__RefHeading___Toc12863_885356313"/></text:h>
      <text:p text:style-name="P54">Before doing anything else, I decided to <text:change-end text:change-id="ct767079600"/><text:change-start text:change-id="ct767079960"/>begin source control on this project. <text:s/>It has saved me before, and no doubt will save me again in the future.</text:p>
      <text:p text:style-name="P55">I use both SourceTree and the GitHub application (on Windows). <text:s/>Each has their advantages and disadvantages, and one covers holes left by the other. <text:s/><text:span text:style-name="T48">For example, </text:span><text:change-end text:change-id="ct767079960"/><text:change-start text:change-id="ct767079840"/><text:span text:style-name="T48">SourceTree on windows won’t publish a new repository to GitHub, but the GitHub app will. <text:s/></text:span></text:p>
      <text:p text:style-name="P56">So, first, in SourceTree<text:change-end text:change-id="ct767079840"/><text:change-start text:change-id="ct767080320"/> (oops—it just crashed. <text:s/>I had GitHub app open too, maybe they cannot be open at <text:span text:style-name="T20">the</text:span> same time. <text:s/>So <text:span text:style-name="T20">again…</text:span>) in SourceTree, I clicked the Clone/new button<text:change-end text:change-id="ct767080320"/><text:change-start text:change-id="ct767081280"/>, then select the Create New Repository tab, then make sure the repository is Git, select the path to the project, select “Bookmark this repository”, and click C<text:change-end text:change-id="ct767081280"/><text:change-start text:change-id="ct767081400"/>reate.</text:p>
      <text:p text:style-name="P56">Now, I copy a .gitignore file from my Laser Defender project and stage it and hit F5 to refresh the window. <text:s/>This causes lots of cruft to be ignored.<text:change-end text:change-id="ct767081400"/><text:change-start text:change-id="ct767083080"/></text:p>
      <text:p text:style-name="P56">When I click “Stage All”, I get a warning that some files are large, so I ignore them with the right-click “ignore” feature (I ignore everything under Assets/Sounds, as those .wav files are large) and try again.<text:change-end text:change-id="ct767083080"/><text:change-start text:change-id="ct767080800"/> <text:s/>I type the Commit message: “Initial Commit”, and click Commit.<text:change-end text:change-id="ct767080800"/><text:change-start text:change-id="ct767082240"/></text:p>
      <text:p text:style-name="P56">The repo is committed, but not published to GitHub. <text:s/>So, I close SourceTree and open the GitHub app. <text:s/>I click the down arrow next to the plus sign on the top left of the screen (GitHub app has the flaw that it uses <text:change-end text:change-id="ct767082240"/><text:change-start text:change-id="ct767082480"/>mobile-device-like icons for everything and it’s not clear where to find what you need just by looking at the icons) and select the Add option, then select the repo path<text:change-end text:change-id="ct767082480"/><text:change-start text:change-id="ct767082960"/>,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67082960"/><text:change-start text:change-id="ct767080680"/><text:span text:style-name="T20"> <text:s/></text:span><text:span text:style-name="T32">I exit the GitHub app and go to GitHub and confirm my project is there:</text:span></text:p>
      <text:p text:style-name="P57"><text:a xlink:type="simple" xlink:href="https://github.com/tdvance/Space-Rocks" text:style-name="Internet_20_link" text:visited-style-name="Visited_20_Internet_20_Link"><text:span text:style-name="T32">https://github.com/tdvance/Space-Rocks</text:span></text:a></text:p>
      <text:p text:style-name="P57"><text:span text:style-name="T32">I </text:span><text:span text:style-name="T20">see from the warning message on the website I forgot to a</text:span><text:change-end text:change-id="ct767080680"/><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70"><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67"><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70"><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67"><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65"><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67"><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65"><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65"><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65"><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65"><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65"><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65"><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65"><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70"><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67"><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67"><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67"><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67"><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70"><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67"><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65"><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65"><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65"><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65"><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65"><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67"><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65"><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65"><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65"><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67"><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70"><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70"><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70"><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70"><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70"><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68"><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67082120"/><text:soft-page-break/><text:span text:style-name="T33">G</text:span><text:span text:style-name="T20">ame Design Document</text:span><text:bookmark-end text:name="__RefHeading___Toc12865_885356313"/></text:h>
      <text:p text:style-name="P91"><text:change-end text:change-id="ct767082120"/>The Game Design Document is updated here:</text:p>
      <text:p text:style-name="P58"><text:a xlink:type="simple" xlink:href="https://github.com/tdvance/Space-Rocks/blob/master/README.md" text:style-name="Internet_20_link" text:visited-style-name="Visited_20_Internet_20_Link"><text:span text:style-name="T20">https://github.com/tdvance/Space-Rocks/blob/master/README.md</text:span></text:a></text:p>
      <text:p text:style-name="P91"/>
      <text:p text:style-name="P91">The initial version follows:</text:p>
      <text:h text:style-name="P89" text:outline-level="2"><text:bookmark-start text:name="__RefHeading___Toc12867_885356313"/>Space-Rocks<text:bookmark-end text:name="__RefHeading___Toc12867_885356313"/></text:h>
      <text:h text:style-name="Heading_20_4" text:outline-level="4"><text:bookmark-start text:name="__RefHeading___Toc12869_885356313"/><text:bookmark text:name="user-content-shoot-the-space-rocks-in-this-2d-shooter"/>Shoot the space rocks in this 2D shooter<text:bookmark-end text:name="__RefHeading___Toc12869_885356313"/></text:h>
      <text:h text:style-name="Heading_20_3" text:outline-level="3"><text:bookmark-start text:name="__RefHeading___Toc12871_885356313"/><text:bookmark text:name="user-content-game-design-document"/>Game Design Document<text:bookmark-end text:name="__RefHeading___Toc12871_885356313"/></text:h>
      <text:h text:style-name="Heading_20_4" text:outline-level="4"><text:bookmark-start text:name="__RefHeading___Toc12873_885356313"/><text:bookmark text:name="user-content-game-overview"/>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start text:name="__RefHeading___Toc12875_885356313"/><text:bookmark text:name="user-content-difference-from-other-similar-games"/>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start text:name="__RefHeading___Toc12877_885356313"/><text:bookmark text:name="user-content-feature-set"/>Feature Set<text:bookmark-end text:name="__RefHeading___Toc12877_885356313"/></text:h>
      <text:list xml:id="list9127418608454824484" text:style-name="L1">
        <text:list-item>
          <text:p text:style-name="P92">2D physics</text:p>
        </text:list-item>
        <text:list-item>
          <text:p text:style-name="P92">ship accelerates by control, but there is drag. Rotation happens when the rotate key is held down</text:p>
        </text:list-item>
        <text:list-item>
          <text:p text:style-name="P92">firing is single shot, one missile per keypress. Firing may be rate-limited. Missiles travel a fixed distance before evaporating.</text:p>
        </text:list-item>
        <text:list-item>
          <text:p text:style-name="P92">Rocks, when hit by a missile, split into smaller rocks which inherit the energy from the parent rock.</text:p>
        </text:list-item>
        <text:list-item>
          <text:p text:style-name="P92"><text:soft-page-break/>Score display and high score saving</text:p>
        </text:list-item>
        <text:list-item>
          <text:p text:style-name="P92">music and sound effects</text:p>
        </text:list-item>
        <text:list-item>
          <text:p text:style-name="P92">various visual effects</text:p>
        </text:list-item>
        <text:list-item>
          <text:p text:style-name="P92">Options menu to adjust volume for music and sound effects</text:p>
        </text:list-item>
      </text:list>
      <text:h text:style-name="Heading_20_4" text:outline-level="4" text:is-list-header="true"><text:bookmark-start text:name="__RefHeading___Toc12879_885356313"/><text:bookmark text:name="user-content-camera"/>Camera<text:bookmark-end text:name="__RefHeading___Toc12879_885356313"/></text:h>
      <text:p text:style-name="Text_20_body">2D orthogonal</text:p>
      <text:h text:style-name="Heading_20_4" text:outline-level="4"><text:bookmark-start text:name="__RefHeading___Toc12881_885356313"/><text:bookmark text:name="user-content-game-engine"/>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9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94"><text:span text:style-name="T51">In addition, </text:span>I <text:span text:style-name="T51">took the opportunity to </text:span>put the barriers under a Barriers game object and the rocks under a Rocks game object, and I made everything a prefab.</text:p>
      <text:p text:style-name="P95">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4H20M18S</meta:editing-duration>
    <meta:editing-cycles>130</meta:editing-cycles>
    <meta:generator>LibreOffice/5.1.5.2$Windows_x86 LibreOffice_project/7a864d8825610a8c07cfc3bc01dd4fce6a9447e5</meta:generator>
    <dc:subject>game programming and design</dc:subject>
    <dc:title>HowTo</dc:title>
    <meta:initial-creator>Todd Vance</meta:initial-creator>
    <dc:date>2016-11-15T21:46:23.642000000</dc:date>
    <dc:creator>Todd Vance</dc:creator>
    <meta:document-statistic meta:table-count="0" meta:image-count="4" meta:object-count="0" meta:page-count="11" meta:paragraph-count="168" meta:word-count="2610" meta:character-count="14930" meta:non-whitespace-character-count="12377"/>
    <meta:template xlink:type="simple" xlink:actuate="onRequest" xlink:title="HowTo" xlink:href="file:///C:/Users/Todd%20Vance/AppData/Roaming/LibreOffice/4/user/template/HowTo.ott" meta:date="2016-11-15T11:57:38.453000000"/>
  </office:meta>
</office:document-meta>
</file>